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16cm" fo:min-width="3.98cm"/>
    </style:style>
    <style:style style:name="gr2" style:family="graphic" style:parent-style-name="standard">
      <style:graphic-properties draw:textarea-horizontal-align="justify" draw:textarea-vertical-align="middle" draw:auto-grow-height="false" fo:min-height="2.216cm" fo:min-width="3.979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adrão-subtitle">
      <style:graphic-properties draw:fill-color="#ffffff" fo:min-height="8.019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fo:min-height="13.13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custom-shape draw:style-name="gr1" draw:text-style-name="P1" draw:layer="layout" svg:width="6.334cm" svg:height="3.486cm" svg:x="14.133cm" svg:y="1.9cm">
          <text:p text:style-name="P1">ESPEC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33cm" svg:height="3.486cm" svg:x="7.8cm" svg:y="10.614cm">
          <text:p text:style-name="P1">APRENDIZ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333cm" svg:height="3.486cm" svg:x="20.467cm" svg:y="10.614cm">
          <text:p text:style-name="P1">COLABOR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322cm" svg:y1="9.9cm" svg:x2="15.322cm" svg:y2="5.9cm">
          <text:p/>
        </draw:line>
        <draw:line draw:style-name="gr3" draw:text-style-name="P2" draw:layer="layout" svg:x1="19cm" svg:y1="6cm" svg:x2="23.2cm" svg:y2="10cm">
          <text:p/>
        </draw:line>
        <draw:line draw:style-name="gr3" draw:text-style-name="P2" draw:layer="layout" svg:x1="20.122cm" svg:y1="11.9cm" svg:x2="14.322cm" svg:y2="11.9cm">
          <text:p/>
        </draw:line>
        <draw:frame draw:style-name="gr4" draw:text-style-name="P3" draw:layer="layout" svg:width="2.648cm" svg:height="0.962cm" svg:x="16.152cm" svg:y="14cm">
          <draw:text-box>
            <text:p>figura-0</text:p>
          </draw:text-box>
        </draw:frame>
        <draw:frame presentation:style-name="pr1" draw:text-style-name="P5" draw:layer="layout" svg:width="10.799cm" svg:height="8.019cm" svg:x="1.401cm" svg:y="1.381cm">
          <draw:text-box>
            <text:p text:style-name="P4"><text:span text:style-name="T1">FUNCIONAMENTO</text:span></text:p>
            <text:p text:style-name="P4"><text:span text:style-name="T2"><text:tab/></text:span></text:p>
            <text:p text:style-name="P4"><text:span text:style-name="T2"><text:tab/></text:span><text:span text:style-name="T2">O processo de funcionamento é cíclico, ou seja, se repete a cada nova missão originada em um aprendizado novo ou no resultado de uma avaliação, seja por parte do cliente, seja por parte da equipe de desenvolvimento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custom-shape draw:style-name="gr1" draw:text-style-name="P1" draw:layer="layout" svg:width="6.334cm" svg:height="3.486cm" svg:x="14.133cm" svg:y="1.9cm">
          <text:p text:style-name="P1">ESPEC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648cm" svg:height="0.962cm" svg:x="16.152cm" svg:y="14cm">
          <draw:text-box>
            <text:p>figura-1</text:p>
          </draw:text-box>
        </draw:frame>
        <draw:frame presentation:style-name="pr1" draw:text-style-name="P5" draw:layer="layout" svg:width="10.799cm" svg:height="8.019cm" svg:x="1.401cm" svg:y="2.481cm">
          <draw:text-box>
            <text:p text:style-name="P4"><text:span text:style-name="T2"><text:tab/></text:span><text:span text:style-name="T2">Especulam-se os requisitos e identifica-se o que tem maior prioridade.</text:span></text:p>
            <text:p text:style-name="P4"><text:span text:style-name="T2"/></text:p>
            <text:p text:style-name="P4"><text:span text:style-name="T2"><text:tab/></text:span><text:span text:style-name="T2">Define-se o plano e quais são os componentes necessários para o desenvolvimento da solução proposta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custom-shape draw:style-name="gr1" draw:text-style-name="P7" draw:layer="layout" svg:width="6.334cm" svg:height="3.486cm" svg:x="14.133cm" svg:y="1.9cm">
          <text:p text:style-name="P7">ESPEC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20.467cm" svg:y="10.614cm">
          <text:p text:style-name="P7">COLABOR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cm" svg:y1="6cm" svg:x2="23.2cm" svg:y2="10cm">
          <text:p/>
        </draw:line>
        <draw:frame draw:style-name="gr4" draw:text-style-name="P9" draw:layer="layout" svg:width="2.648cm" svg:height="0.962cm" svg:x="16.152cm" svg:y="14cm">
          <draw:text-box>
            <text:p text:style-name="P8">figura-2</text:p>
          </draw:text-box>
        </draw:frame>
        <draw:frame presentation:style-name="pr3" draw:text-style-name="P10" draw:layer="layout" svg:width="11.999cm" svg:height="13.139cm" svg:x="1.401cm" svg:y="0.761cm">
          <draw:text-box>
            <text:p text:style-name="P4"><text:span text:style-name="T2"><text:tab/></text:span><text:span text:style-name="T2">Inicia-se o desenvolvimento, com prazos curtos pré-fixados (</text:span><text:span text:style-name="T3">time-boxes</text:span><text:span text:style-name="T2">) e distribuem-se as tarefas para os desenvolvedores</text:span></text:p>
            <text:p text:style-name="P4"><text:span text:style-name="T2"/></text:p>
            <text:p text:style-name="P4"><text:span text:style-name="T2">Durante o desenvolvimento, podem surgir novos requisitos ou manutenção de partes do software que já estejam implementados e em funcionamento, identificadas pela equipe de desenvolvimento ou pelo cliente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custom-shape draw:style-name="gr1" draw:text-style-name="P7" draw:layer="layout" svg:width="6.334cm" svg:height="3.486cm" svg:x="14.133cm" svg:y="1.9cm">
          <text:p text:style-name="P7">ESPEC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7.8cm" svg:y="10.614cm">
          <text:p text:style-name="P7">APRENDIZ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20.467cm" svg:y="10.614cm">
          <text:p text:style-name="P7">COLABOR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cm" svg:y1="6cm" svg:x2="23.2cm" svg:y2="10cm">
          <text:p/>
        </draw:line>
        <draw:line draw:style-name="gr3" draw:text-style-name="P2" draw:layer="layout" svg:x1="20.122cm" svg:y1="11.9cm" svg:x2="14.322cm" svg:y2="11.9cm">
          <text:p/>
        </draw:line>
        <draw:frame draw:style-name="gr4" draw:text-style-name="P9" draw:layer="layout" svg:width="2.648cm" svg:height="0.962cm" svg:x="16.152cm" svg:y="14cm">
          <draw:text-box>
            <text:p text:style-name="P8">figura-3</text:p>
          </draw:text-box>
        </draw:frame>
        <draw:frame presentation:style-name="pr1" draw:text-style-name="P10" draw:layer="layout" svg:width="10.799cm" svg:height="10.232cm" svg:x="1.401cm" svg:y="0.275cm">
          <draw:text-box>
            <text:p text:style-name="P4"><text:span text:style-name="T1"/></text:p>
            <text:p text:style-name="P4"><text:span text:style-name="T2"><text:tab/></text:span><text:span text:style-name="T2">O cliente e a equipe de desenvolvimento, aprendem à medida em que as necessidades aparecem e suas soluções são definidas.</text:span></text:p>
            <text:p text:style-name="P4"><text:span text:style-name="T2"/></text:p>
            <text:p text:style-name="P4"><text:span text:style-name="T2">Decide-se então quais são as prioridades dada a situação atual, com base no que oferece alto risco e/ou o que tiver maior necessidade de desenvolvimento no processo do cliente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custom-shape draw:style-name="gr1" draw:text-style-name="P7" draw:layer="layout" svg:width="6.334cm" svg:height="3.486cm" svg:x="14.133cm" svg:y="1.9cm">
          <text:p text:style-name="P7">ESPECUL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7.8cm" svg:y="10.614cm">
          <text:p text:style-name="P7">APRENDIZ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6.333cm" svg:height="3.486cm" svg:x="20.467cm" svg:y="10.614cm">
          <text:p text:style-name="P7">COLABORAÇÃ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322cm" svg:y1="9.9cm" svg:x2="15.322cm" svg:y2="5.9cm">
          <text:p/>
        </draw:line>
        <draw:line draw:style-name="gr3" draw:text-style-name="P2" draw:layer="layout" svg:x1="19cm" svg:y1="6cm" svg:x2="23.2cm" svg:y2="10cm">
          <text:p/>
        </draw:line>
        <draw:line draw:style-name="gr3" draw:text-style-name="P2" draw:layer="layout" svg:x1="20.122cm" svg:y1="11.9cm" svg:x2="14.322cm" svg:y2="11.9cm">
          <text:p/>
        </draw:line>
        <draw:frame draw:style-name="gr4" draw:text-style-name="P9" draw:layer="layout" svg:width="2.648cm" svg:height="0.962cm" svg:x="16.152cm" svg:y="14cm">
          <draw:text-box>
            <text:p text:style-name="P8">figura-4</text:p>
          </draw:text-box>
        </draw:frame>
        <draw:frame presentation:style-name="pr1" draw:text-style-name="P10" draw:layer="layout" svg:width="10.799cm" svg:height="8.019cm" svg:x="1.401cm" svg:y="1.381cm">
          <draw:text-box>
            <text:p text:style-name="P4"><text:span text:style-name="T2">Um novo plano parcial é definido, sempre com a participação de todos os </text:span><text:span text:style-name="T3">stakeholders</text:span><text:span text:style-name="T2">, e inicia-se o novo ciclo de desenvolvimento, a partir das novas necessidades imediatas e prioritárias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5T13:06:36.911112742</meta:creation-date>
    <dc:date>2019-11-05T13:45:29.698876815</dc:date>
    <meta:editing-duration>PT39M16S</meta:editing-duration>
    <meta:editing-cycles>24</meta:editing-cycles>
    <meta:generator>LibreOffice/6.3.2.2$Linux_X86_64 LibreOffice_project/30$Build-2</meta:generator>
    <meta:document-statistic meta:object-count="62"/>
  </office:meta>
</office:document-meta>
</file>